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start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4pt" fo:text-shadow="none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6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26pt" style:language-asian="hi" style:country-asian="IN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000000" style:font-name="Segoe UI Semibold" fo:font-size="24pt" fo:language="en" fo:country="US" fo:font-style="normal" fo:text-shadow="none" fo:font-weight="bold" style:letter-kerning="true" style:font-name-asian="Segoe UI1" style:font-size-asian="24pt" style:language-asian="hi" style:country-asian="IN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font-name="Segoe UI Semibold" fo:font-size="24pt" fo:language="en" fo:country="US" fo:font-style="italic" fo:text-shadow="none" fo:font-weight="normal" style:letter-kerning="true" style:font-name-asian="Segoe UI1" style:font-size-asian="24pt" style:language-asian="hi" style:country-asian="IN" style:font-style-asian="italic" style:font-weight-asian="normal" style:font-size-complex="24pt" style:font-style-complex="italic" style:font-weight-complex="normal"/>
    </style:style>
    <style:style style:name="T4" style:family="text">
      <style:text-properties fo:color="#000000" style:font-name="Segoe UI Semibold" fo:font-size="20pt" fo:language="en" fo:country="US" fo:font-style="italic" fo:text-shadow="none" fo:font-weight="normal" style:letter-kerning="true" style:font-name-asian="Segoe UI1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5" style:family="text">
      <style:text-properties fo:color="#000000" style:font-name="Segoe UI Semibold" fo:font-size="32pt" fo:language="en" fo:country="US" fo:font-style="normal" fo:text-shadow="none" fo:font-weight="normal" style:letter-kerning="true" style:font-name-asian="Segoe UI1" style:font-size-asian="32pt" style:language-asian="hi" style:country-asian="IN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cc0000" style:font-name="Arial" fo:font-size="32pt" fo:language="en" fo:country="US" fo:font-style="normal" fo:text-shadow="none" fo:font-weight="normal" style:letter-kerning="true" style:font-name-asian="Arial1" style:font-size-asian="32pt" style:language-asian="hi" style:country-asian="IN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color="#000000" style:font-name="Segoe UI" fo:font-size="32pt" fo:language="en" fo:country="US" fo:font-style="normal" fo:text-shadow="none" fo:font-weight="bold" style:letter-kerning="true" style:font-name-asian="Arial1" style:font-size-asian="32pt" style:language-asian="hi" style:country-asian="IN" style:font-style-asian="normal" style:font-weight-asian="bold" style:font-name-complex="Arial1" style:font-size-complex="32pt" style:font-style-complex="normal" style:font-weight-complex="bold"/>
    </style:style>
    <style:style style:name="T8" style:family="text">
      <style:text-properties fo:color="#ffffff" style:font-name="Segoe UI" fo:font-size="32pt" fo:language="en" fo:country="US" fo:font-style="normal" fo:text-shadow="1pt 1pt" fo:font-weight="normal" style:letter-kerning="true" style:font-name-asian="Segoe UI1" style:font-size-asian="32pt" style:language-asian="hi" style:country-asian="IN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3.114cm" svg:height="7.69cm" svg:x="2.54cm" svg:y="0.692cm">
          <draw:text-box>
            <text:p text:style-name="P1"><text:span text:style-name="T1">AGNUS DEI</text:span><text:span text:style-name="T2"> </text:span><text:span text:style-name="T3"><text:s/></text:span><text:span text:style-name="T4">p.210</text:span></text:p>
            <text:p text:style-name="P2"><text:span text:style-name="T5">C: </text:span><text:span text:style-name="T6">♫</text:span><text:span text:style-name="T7"> O Jesus Christ, true Lamb of God,</text:span></text:p>
            <text:p text:style-name="P2"><text:span text:style-name="T7"><text:s text:c="8"/></text:span><text:span text:style-name="T7">You take the sin of the world away;</text:span></text:p>
            <text:p text:style-name="P2"><text:span text:style-name="T7"><text:s text:c="8"/></text:span><text:span text:style-name="T7">O Jesus Christ, true Lamb of God,</text:span></text:p>
            <text:p text:style-name="P2"><text:span text:style-name="T7"><text:s text:c="8"/></text:span><text:span text:style-name="T7">Have mercy on us, Lord, we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3.876cm" svg:height="7.766cm" svg:x="2.098cm" svg:y="0.708cm">
          <draw:text-box>
            <text:p text:style-name="P2"><text:span text:style-name="T8"><text:s text:c="5"/></text:span><text:span text:style-name="T6">♫</text:span><text:span text:style-name="T7"> </text:span><text:span text:style-name="T7">O Jesus Christ, true Lamb of God,</text:span></text:p>
            <text:p text:style-name="P2"><text:span text:style-name="T7"><text:s text:c="9"/></text:span><text:span text:style-name="T7">You take the sin of the world away;</text:span></text:p>
            <text:p text:style-name="P2"><text:span text:style-name="T7"><text:s text:c="9"/></text:span><text:span text:style-name="T7">Have mercy on us, Jesus Christ,</text:span></text:p>
            <text:p text:style-name="P2"><text:span text:style-name="T7"><text:s text:c="9"/></text:span><text:span text:style-name="T7">And grant us peace, O Lord, we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1T14:22:17.712000000</meta:creation-date>
    <dc:date>2018-07-17T16:29:23.864000000</dc:date>
    <meta:editing-duration>PT19M33S</meta:editing-duration>
    <meta:editing-cycles>30</meta:editing-cycles>
    <meta:generator>LibreOffice/6.0.5.2$Windows_X86_64 LibreOffice_project/54c8cbb85f300ac59db32fe8a675ff7683cd5a16</meta:generator>
    <meta:document-statistic meta:object-count="27"/>
  </office:meta>
</office:document-meta>
</file>